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74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5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363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1.14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.175cm" svg:height="3.048cm" svg:x="6.843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5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3.175cm" svg:height="3.048cm" svg:x="12.443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4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4.3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7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5.902cm" svg:x2="7.53cm" svg:y2="5.903cm" draw:start-shape="id1" draw:start-glue-point="4" draw:end-shape="id2" draw:end-glue-point="4" svg:d="M3429 5902c0-751 4101-752 4101 1" svg:viewBox="0 0 4102 565">
          <text:p/>
        </draw:connector>
        <draw:connector draw:style-name="gr6" draw:text-style-name="P7" draw:layer="layout" draw:type="curve" svg:x1="3.83cm" svg:y1="7.057cm" svg:x2="7.83cm" svg:y2="7.257cm" draw:start-shape="id3" draw:start-glue-point="8" draw:end-shape="id4" draw:end-glue-point="8" svg:d="M3830 70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6.004cm" svg:x2="13.33cm" svg:y2="5.803cm" draw:start-shape="id5" draw:start-glue-point="4" draw:end-shape="id6" draw:end-glue-point="4" svg:d="M9731 6004c0-1053 3599-952 3599-201" svg:viewBox="0 0 3600 779">
          <text:p/>
        </draw:connector>
        <draw:connector draw:style-name="gr6" draw:text-style-name="P7" draw:layer="layout" draw:type="curve" svg:x1="9.631cm" svg:y1="7.058cm" svg:x2="12.93cm" svg:y2="6.757cm" draw:start-shape="id7" draw:start-glue-point="8" draw:end-shape="id8" draw:end-glue-point="8" svg:d="M9631 70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5.841cm" svg:x2="18.542cm" svg:y2="5.222cm" draw:start-shape="id9" draw:start-glue-point="11" draw:end-shape="id10" draw:end-glue-point="7" svg:d="M15321 5841l3221-619" svg:viewBox="0 0 3222 620">
          <text:p/>
        </draw:connector>
        <draw:connector draw:style-name="gr6" draw:text-style-name="P7" draw:layer="layout" draw:type="line" svg:x1="15.321cm" svg:y1="6.021cm" svg:x2="18.505cm" svg:y2="6.132cm" draw:start-shape="id9" draw:start-glue-point="9" draw:end-shape="id11" draw:end-glue-point="6" svg:d="M15321 6021l3184 111" svg:viewBox="0 0 3185 112">
          <text:p/>
        </draw:connector>
        <draw:connector draw:style-name="gr6" draw:text-style-name="P7" draw:layer="layout" draw:type="line" svg:x1="15.458cm" svg:y1="6.631cm" svg:x2="18.542cm" svg:y2="5.222cm" draw:start-shape="id12" draw:start-glue-point="10" draw:end-shape="id10" draw:end-glue-point="7" svg:d="M15458 6631l3084-1409" svg:viewBox="0 0 3085 1410">
          <text:p/>
        </draw:connector>
        <draw:connector draw:style-name="gr6" draw:text-style-name="P7" draw:layer="layout" draw:type="line" svg:x1="15.458cm" svg:y1="6.631cm" svg:x2="18.505cm" svg:y2="7.032cm" draw:start-shape="id12" draw:start-glue-point="10" draw:end-shape="id13" draw:end-glue-point="6" svg:d="M15458 6631l3047 401" svg:viewBox="0 0 3048 402">
          <text:p/>
        </draw:connector>
        <draw:connector draw:style-name="gr6" draw:text-style-name="P7" draw:layer="layout" draw:type="line" svg:x1="15.421cm" svg:y1="6.721cm" svg:x2="18.542cm" svg:y2="7.942cm" draw:start-shape="id12" draw:start-glue-point="9" draw:end-shape="id14" draw:end-glue-point="5" svg:d="M15421 6721l3121 1221" svg:viewBox="0 0 3122 1222">
          <text:p/>
        </draw:connector>
        <draw:connector draw:style-name="gr6" draw:text-style-name="P7" draw:layer="layout" draw:type="line" svg:x1="15.358cm" svg:y1="7.131cm" svg:x2="18.542cm" svg:y2="6.222cm" draw:start-shape="id15" draw:start-glue-point="10" draw:end-shape="id11" draw:end-glue-point="7" svg:d="M15358 7131l3184-909" svg:viewBox="0 0 3185 910">
          <text:p/>
        </draw:connector>
        <draw:connector draw:style-name="gr6" draw:text-style-name="P7" draw:layer="layout" draw:type="line" svg:x1="15.358cm" svg:y1="7.131cm" svg:x2="18.542cm" svg:y2="7.122cm" draw:start-shape="id15" draw:start-glue-point="10" draw:end-shape="id13" draw:end-glue-point="7" svg:d="M15358 7131l3184-9" svg:viewBox="0 0 3185 10">
          <text:p/>
        </draw:connector>
        <draw:connector draw:style-name="gr6" draw:text-style-name="P7" draw:layer="layout" draw:type="line" svg:x1="15.321cm" svg:y1="7.221cm" svg:x2="18.505cm" svg:y2="8.032cm" draw:start-shape="id15" draw:start-glue-point="9" draw:end-shape="id14" draw:end-glue-point="6" svg:d="M15321 7221l3184 811" svg:viewBox="0 0 3185 812">
          <text:p/>
        </draw:connector>
        <draw:connector draw:style-name="gr6" draw:text-style-name="P7" draw:layer="layout" draw:type="line" svg:x1="18.759cm" svg:y1="5.132cm" svg:x2="22.469cm" svg:y2="6.467cm" draw:start-shape="id10" draw:start-glue-point="10" draw:end-shape="id16" draw:end-glue-point="3" svg:d="M18759 5132l3710 1335" svg:viewBox="0 0 3711 1336">
          <text:p/>
        </draw:connector>
        <draw:connector draw:style-name="gr6" draw:text-style-name="P7" draw:layer="layout" draw:type="line" svg:x1="18.759cm" svg:y1="6.132cm" svg:x2="22.469cm" svg:y2="6.467cm" draw:start-shape="id11" draw:start-glue-point="10" draw:end-shape="id16" draw:end-glue-point="3" svg:d="M18759 6132l3710 335" svg:viewBox="0 0 3711 336">
          <text:p/>
        </draw:connector>
        <draw:connector draw:style-name="gr6" draw:text-style-name="P7" draw:layer="layout" draw:type="line" svg:x1="18.722cm" svg:y1="7.122cm" svg:x2="22.469cm" svg:y2="6.467cm" draw:start-shape="id13" draw:start-glue-point="9" draw:end-shape="id16" draw:end-glue-point="3" svg:d="M18722 7122l3747-655" svg:viewBox="0 0 3748 656">
          <text:p/>
        </draw:connector>
        <draw:connector draw:style-name="gr6" draw:text-style-name="P7" draw:layer="layout" draw:type="line" svg:x1="18.722cm" svg:y1="8.122cm" svg:x2="22.469cm" svg:y2="6.467cm" draw:start-shape="id14" draw:start-glue-point="9" draw:end-shape="id16" draw:end-glue-point="3" svg:d="M18722 8122l3747-1655" svg:viewBox="0 0 3748 1656">
          <text:p/>
        </draw:connector>
        <draw:frame draw:style-name="gr7" draw:text-style-name="P8" draw:layer="layout" svg:width="26.543cm" svg:height="2.536cm" svg:x="0.635cm" svg:y="14.238cm">
          <draw:text-box>
            <text:list text:style-name="L1">
              <text:list-header>
                <text:p>4.) We define a loss based on O<text:span text:style-name="T1">3</text:span><text:span text:style-name="T2">; that is – the observed brain state of module 3, over time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Loss is based on comparison to healthy, within each class, and over ti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8" draw:text-style-name="P9" xml:id="id17" draw:id="id17" draw:layer="layout" svg:width="3.175cm" svg:height="3.048cm" svg:x="6.84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9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8.431cm" svg:y1="9.803cm" svg:x2="8.431cm" svg:y2="8.05cm" draw:start-shape="id17" draw:start-glue-point="4" draw:end-shape="id18" draw:end-glue-point="8" svg:d="M8431 9803v-1753" svg:viewBox="0 0 1 1754">
          <text:p/>
        </draw:connector>
        <draw:frame draw:style-name="gr10" draw:text-style-name="P8" xml:id="id20" draw:id="id20" draw:layer="layout" svg:width="1.84cm" svg:height="0.962cm" svg:x="13.108cm" svg:y="1.874cm">
          <draw:text-box>
            <text:p>Loss</text:p>
          </draw:text-box>
        </draw:frame>
        <draw:frame draw:style-name="gr11" draw:text-style-name="P8" draw:layer="layout" svg:width="4.045cm" svg:height="1.114cm" svg:x="12.5cm" svg:y="3.739cm">
          <draw:text-box>
            <text:p>O(R<text:span text:style-name="T1">3</text:span><text:span text:style-name="T2">(t))</text:span><text:span text:style-name="T1">lesioned</text:span></text:p>
          </draw:text-box>
        </draw:frame>
        <draw:frame draw:style-name="gr12" draw:text-style-name="P8" xml:id="id21" draw:id="id21" draw:layer="layout" svg:width="3.863cm" svg:height="1.114cm" svg:x="16.6cm" svg:y="1.739cm">
          <draw:text-box>
            <text:p>O(R<text:span text:style-name="T1">3</text:span><text:span text:style-name="T2">(t))</text:span><text:span text:style-name="T1">healthy</text:span></text:p>
          </draw:text-box>
        </draw:frame>
        <draw:connector draw:style-name="gr9" draw:text-style-name="P7" draw:layer="layout" draw:type="line" svg:x1="14.031cm" svg:y1="5.002cm" svg:x2="14.028cm" svg:y2="2.836cm" draw:start-shape="id19" draw:start-glue-point="4" draw:end-shape="id20" draw:end-glue-point="2" svg:d="M14031 5002l-3-2166" svg:viewBox="0 0 4 2167">
          <text:p/>
        </draw:connector>
        <draw:connector draw:style-name="gr9" draw:text-style-name="P7" draw:layer="layout" draw:type="line" svg:x1="16.6cm" svg:y1="2.296cm" svg:x2="14.948cm" svg:y2="2.355cm" draw:start-shape="id21" draw:start-glue-point="3" draw:end-shape="id20" draw:end-glue-point="1" svg:d="M16600 2296l-1652 59" svg:viewBox="0 0 1653 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5T15:08:06.952489329</dc:date>
    <meta:editing-duration>PT26M15S</meta:editing-duration>
    <meta:editing-cycles>10</meta:editing-cycles>
    <meta:generator>LibreOffice/6.4.7.2$Linux_X86_64 LibreOffice_project/40$Build-2</meta:generator>
    <meta:document-statistic meta:object-count="46"/>
  </office:meta>
</office:document-meta>
</file>